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4-12-0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4-02-06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1416" calcext:value-type="float">
            <text:p>84.4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3-02-2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4944" calcext:value-type="float">
            <text:p>80.7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2-02-23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1-02-2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20-01-14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9-01-31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8-01-25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0152" calcext:value-type="float">
            <text:p>75.1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7-01-20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2936" calcext:value-type="float">
            <text:p>77.5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5-12-29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1344" calcext:value-type="float">
            <text:p>74.76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5-01-14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4-01-15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62" calcext:value-type="float">
            <text:p>76.2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2-12-14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1-12-13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1-01-06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10-02-02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9-02-11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12832" calcext:value-type="float">
            <text:p>73.7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8-01-31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7-01-3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924" calcext:value-type="float">
            <text:p>77.7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6-01-17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5-01-1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4-02-05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3768" calcext:value-type="float">
            <text:p>70.5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3-02-10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2-01-23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1-01-24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17816" calcext:value-type="float">
            <text:p>70.91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2000-02-03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9-01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8096" calcext:value-type="float">
            <text:p>65.5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0568" calcext:value-type="float">
            <text:p>63.9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2424" calcext:value-type="float">
            <text:p>60.5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6944" calcext:value-type="float">
            <text:p>58.6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57336" calcext:value-type="float">
            <text:p>59.45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8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7336" calcext:value-type="float">
            <text:p>51.8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548095481401</text:p>
          </table:table-cell>
          <table:table-cell office:value-type="string" calcext:value-type="string">
            <text:p>1983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6" meta:object-count="0"/>
    <meta:user-defined meta:name="AppVersion">3.0</meta:user-defined>
  </office:meta>
</office:document-meta>
</file>